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Grande1" svg:font-family="LucidaGrande" style:font-family-generic="roman"/>
    <style:font-face style:name="LucidaGrande" svg:font-family="Lucida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weight="normal" style:font-weight-asian="normal" style:font-weight-complex="normal"/>
    </style:style>
    <style:style style:name="P7" style:family="paragraph" style:parent-style-name="Standard">
      <style:text-properties fo:language="en" fo:country="US" fo:font-style="italic" style:font-style-asian="italic" style:font-style-complex="italic"/>
    </style:style>
    <style:style style:name="P8" style:family="paragraph" style:parent-style-name="Text_20_body">
      <style:text-properties fo:language="en" fo:country="US"/>
    </style:style>
    <style:style style:name="P9" style:family="paragraph" style:parent-style-name="Text_20_body">
      <style:text-properties fo:language="en" fo:country="US" fo:font-weight="bold" style:font-weight-asian="bold" style:font-weight-complex="bold"/>
    </style:style>
    <style:style style:name="P10" style:family="paragraph" style:parent-style-name="Text_20_body">
      <style:text-properties fo:language="en" fo:country="US" fo:font-weight="normal" style:font-weight-asian="normal" style:font-weight-complex="normal"/>
    </style:style>
    <style:style style:name="P11" style:family="paragraph" style:parent-style-name="Text_20_body">
      <style:text-properties fo:language="en" fo:country="US" fo:font-style="italic" style:font-style-asian="italic" style:font-style-complex="italic"/>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paragraph-properties>
      <style:text-properties fo:font-weight="normal" style:font-weight-asian="normal" style:font-weight-complex="normal"/>
    </style:style>
    <style:style style:name="P15" style:family="paragraph" style:parent-style-name="Text_20_body">
      <style:text-properties fo:color="#0047ff"/>
    </style:style>
    <style:style style:name="P16" style:family="paragraph" style:parent-style-name="Text_20_body">
      <style:text-properties fo:font-weight="bold" style:font-weight-asian="bold" style:font-weight-complex="bold"/>
    </style:style>
    <style:style style:name="P17" style:family="paragraph" style:parent-style-name="Text_20_body">
      <style:paragraph-properties>
        <style:tab-stops/>
      </style:paragraph-properties>
      <style:text-properties fo:font-weight="bold" style:font-weight-asian="bold" style:font-weight-complex="bold"/>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text-properties fo:language="en" fo:country="US"/>
    </style:style>
    <style:style style:name="P24" style:family="paragraph" style:parent-style-name="Text_20_body">
      <style:text-properties fo:language="en" fo:country="US"/>
    </style:style>
    <style:style style:name="P25" style:family="paragraph" style:parent-style-name="Text_20_body" style:list-style-name="L2">
      <style:text-properties fo:language="en" fo:country="US"/>
    </style:style>
    <style:style style:name="P26" style:family="paragraph" style:parent-style-name="Text_20_body" style:list-style-name="L5">
      <style:text-properties fo:language="en" fo:country="US" fo:font-style="italic" style:font-style-asian="italic" style:font-style-complex="italic"/>
    </style:style>
    <style:style style:name="P27" style:family="paragraph" style:parent-style-name="Text_20_body">
      <style:text-properties fo:language="en" fo:country="US" officeooo:paragraph-rsid="001271bc"/>
    </style:style>
    <style:style style:name="P28" style:family="paragraph" style:parent-style-name="Text_20_body">
      <style:text-properties fo:language="en" fo:country="US" officeooo:paragraph-rsid="0014058d"/>
    </style:style>
    <style:style style:name="P29" style:family="paragraph" style:parent-style-name="Text_20_body" style:list-style-name="L11">
      <style:text-properties fo:language="en" fo:country="US" officeooo:paragraph-rsid="0014058d"/>
    </style:style>
    <style:style style:name="P30" style:family="paragraph" style:parent-style-name="Text_20_body" style:list-style-name="L14">
      <style:text-properties fo:language="en" fo:country="US" officeooo:paragraph-rsid="0014058d"/>
    </style:style>
    <style:style style:name="P31" style:family="paragraph" style:parent-style-name="Text_20_body" style:list-style-name="L13">
      <style:text-properties fo:language="en" fo:country="US"/>
    </style:style>
    <style:style style:name="P32" style:family="paragraph" style:parent-style-name="Text_20_body">
      <style:text-properties officeooo:paragraph-rsid="001271bc"/>
    </style:style>
    <style:style style:name="P33" style:family="paragraph" style:parent-style-name="Text_20_body" style:list-style-name="L11">
      <style:text-properties officeooo:paragraph-rsid="0014058d"/>
    </style:style>
    <style:style style:name="P34" style:family="paragraph" style:parent-style-name="Text_20_body" style:list-style-name="L8">
      <style:paragraph-properties fo:margin-left="0cm" fo:margin-right="0cm" fo:text-indent="0cm" style:auto-text-indent="false"/>
    </style:style>
    <style:style style:name="P35" style:family="paragraph" style:parent-style-name="Text_20_body" style:list-style-name="L8">
      <style:paragraph-properties fo:margin-left="0cm" fo:margin-right="0cm" fo:text-indent="0cm" style:auto-text-indent="false"/>
      <style:text-properties fo:language="en" fo:country="US"/>
    </style:style>
    <style:style style:name="P36" style:family="paragraph" style:parent-style-name="Heading_20_1">
      <style:text-properties fo:language="en" fo:country="US"/>
    </style:style>
    <style:style style:name="P37" style:family="paragraph" style:parent-style-name="Heading_20_2">
      <style:text-properties fo:language="en" fo:country="US"/>
    </style:style>
    <style:style style:name="P38" style:family="paragraph" style:parent-style-name="Contents_20_Heading" style:master-page-name="Standard">
      <style:paragraph-properties style:page-number="auto"/>
    </style:style>
    <style:style style:name="P39" style:family="paragraph" style:parent-style-name="Standard">
      <style:text-properties fo:language="en" fo:country="US"/>
    </style:style>
    <style:style style:name="P40" style:family="paragraph" style:parent-style-name="Standard" style:list-style-name="L1">
      <style:text-properties fo:language="en" fo:country="US" fo:font-style="normal" style:font-style-asian="normal" style:font-style-complex="normal"/>
    </style:style>
    <style:style style:name="P41" style:family="paragraph" style:parent-style-name="Standard" style:list-style-name="L1">
      <style:text-properties fo:language="en" fo:country="US" fo:font-style="italic" style:font-style-asian="italic" style:font-style-complex="italic"/>
    </style:style>
    <style:style style:name="P42" style:family="paragraph" style:parent-style-name="Standard" style:list-style-name="L3">
      <style:text-properties fo:language="en" fo:country="US"/>
    </style:style>
    <style:style style:name="P43" style:family="paragraph" style:parent-style-name="Standard" style:list-style-name="L4">
      <style:text-properties fo:language="en" fo:country="US"/>
    </style:style>
    <style:style style:name="P44" style:family="paragraph" style:parent-style-name="Standard">
      <style:text-properties fo:language="en" fo:country="US" officeooo:paragraph-rsid="001271bc"/>
    </style:style>
    <style:style style:name="P45" style:family="paragraph" style:parent-style-name="Standard">
      <style:text-properties fo:language="en" fo:country="US" officeooo:paragraph-rsid="0014058d"/>
    </style:style>
    <style:style style:name="P46" style:family="paragraph" style:parent-style-name="Standard" style:list-style-name="L10">
      <style:text-properties fo:language="en" fo:country="US" officeooo:paragraph-rsid="001271bc"/>
    </style:style>
    <style:style style:name="P47" style:family="paragraph" style:parent-style-name="Standard" style:list-style-name="L4"/>
    <style:style style:name="P48" style:family="paragraph" style:parent-style-name="Standard" style:list-style-name="L6"/>
    <style:style style:name="P49" style:family="paragraph" style:parent-style-name="Standard" style:list-style-name="L7"/>
    <style:style style:name="P50" style:family="paragraph" style:parent-style-name="Standard">
      <style:text-properties officeooo:paragraph-rsid="001271b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271bc"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weight="bold" style:font-weight-asian="bold" style:font-weight-complex="bold"/>
    </style:style>
    <style:style style:name="T9" style:family="text">
      <style:text-properties fo:language="en" fo:country="US" officeooo:rsid="0014058d"/>
    </style:style>
    <style:style style:name="T10" style:family="text">
      <style:text-properties fo:font-weight="bold" style:font-weight-asian="bold" style:font-weight-complex="bold"/>
    </style:style>
    <style:style style:name="T11" style:family="text">
      <style:text-properties fo:font-weight="bold" officeooo:rsid="001271bc" style:font-weight-asian="bold" style:font-weight-complex="bold"/>
    </style:style>
    <style:style style:name="T12" style:family="text">
      <style:text-properties style:text-position="super 58%" fo:language="en" fo:country="US"/>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271bc" style:font-weight-asian="normal" style:font-weight-complex="normal"/>
    </style:style>
    <style:style style:name="T18" style:family="text">
      <style:text-properties officeooo:rsid="001271bc"/>
    </style:style>
    <style:style style:name="T19" style:family="text">
      <style:text-properties officeooo:rsid="0014058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8">Table of content</text:p>
          </text:index-title>
          <text:p text:style-name="P20"><text:a xlink:type="simple" xlink:href="#__RefHeading__596_2104321074" text:style-name="Index_20_Link" text:visited-style-name="Index_20_Link">General info<text:tab/>2</text:a></text:p>
          <text:p text:style-name="P19"><text:a xlink:type="simple" xlink:href="#__RefHeading__598_2104321074" text:style-name="Index_20_Link" text:visited-style-name="Index_20_Link">Customized .htaccess<text:tab/>2</text:a></text:p>
          <text:p text:style-name="P19"><text:a xlink:type="simple" xlink:href="#__RefHeading__600_2104321074" text:style-name="Index_20_Link" text:visited-style-name="Index_20_Link">Site headline structure<text:tab/>4</text:a></text:p>
          <text:p text:style-name="P19"><text:a xlink:type="simple" xlink:href="#__RefHeading__602_2104321074" text:style-name="Index_20_Link" text:visited-style-name="Index_20_Link">Social network publishing<text:tab/>4</text:a></text:p>
          <text:p text:style-name="P20"><text:a xlink:type="simple" xlink:href="#__RefHeading__604_2104321074" text:style-name="Index_20_Link" text:visited-style-name="Index_20_Link">Download<text:tab/>4</text:a></text:p>
          <text:p text:style-name="P20"><text:a xlink:type="simple" xlink:href="#__RefHeading__606_2104321074" text:style-name="Index_20_Link" text:visited-style-name="Index_20_Link">The news category sections: News/User guide/Extensions<text:tab/>4</text:a></text:p>
          <text:p text:style-name="P19"><text:a xlink:type="simple" xlink:href="#__RefHeading__608_2104321074" text:style-name="Index_20_Link" text:visited-style-name="Index_20_Link">News<text:tab/>5</text:a></text:p>
          <text:p text:style-name="P19"><text:a xlink:type="simple" xlink:href="#__RefHeading__610_2104321074" text:style-name="Index_20_Link" text:visited-style-name="Index_20_Link">User guide<text:tab/>5</text:a></text:p>
          <text:p text:style-name="P19"><text:a xlink:type="simple" xlink:href="#__RefHeading__612_2104321074" text:style-name="Index_20_Link" text:visited-style-name="Index_20_Link">Extensions <text:tab/>5</text:a></text:p>
          <text:p text:style-name="P19"><text:a xlink:type="simple" xlink:href="#__RefHeading__749_2104321074" text:style-name="Index_20_Link" text:visited-style-name="Index_20_Link">Making Zenphoto releases<text:tab/>6</text:a></text:p>
          <text:p text:style-name="P18"><text:a xlink:type="simple" xlink:href="#__RefHeading__751_2104321074" text:style-name="Index_20_Link" text:visited-style-name="Index_20_Link">Release Process<text:tab/>6</text:a></text:p>
          <text:p text:style-name="P20"><text:a xlink:type="simple" xlink:href="#__RefHeading__614_2104321074" text:style-name="Index_20_Link" text:visited-style-name="Index_20_Link">The main albums: Screenshots, Themes, Showcase<text:tab/>6</text:a></text:p>
          <text:p text:style-name="P19"><text:a xlink:type="simple" xlink:href="#__RefHeading__616_2104321074" text:style-name="Index_20_Link" text:visited-style-name="Index_20_Link">Screenshots<text:tab/>6</text:a></text:p>
          <text:p text:style-name="P19"><text:a xlink:type="simple" xlink:href="#__RefHeading__618_2104321074" text:style-name="Index_20_Link" text:visited-style-name="Index_20_Link">Themes („theme“ only because of the „themes“ folder!)<text:tab/>6</text:a></text:p>
          <text:p text:style-name="P19"><text:a xlink:type="simple" xlink:href="#__RefHeading__620_2104321074" text:style-name="Index_20_Link" text:visited-style-name="Index_20_Link">Showcase<text:tab/>7</text:a></text:p>
          <text:p text:style-name="P20"><text:a xlink:type="simple" xlink:href="#__RefHeading__622_2104321074" text:style-name="Index_20_Link" text:visited-style-name="Index_20_Link">Special albums: storage, hosting, sponsor badges<text:tab/>8</text:a></text:p>
          <text:p text:style-name="P19"><text:a xlink:type="simple" xlink:href="#__RefHeading__624_2104321074" text:style-name="Index_20_Link" text:visited-style-name="Index_20_Link">Storage<text:tab/>8</text:a></text:p>
          <text:p text:style-name="P19"><text:a xlink:type="simple" xlink:href="#__RefHeading__626_2104321074" text:style-name="Index_20_Link" text:visited-style-name="Index_20_Link">Hosting<text:tab/>8</text:a></text:p>
          <text:p text:style-name="P20"><text:a xlink:type="simple" xlink:href="#__RefHeading__628_2104321074" text:style-name="Index_20_Link" text:visited-style-name="Index_20_Link">Special Zenpage pages: About us, contact, logos, nightly builds, older versions archive<text:tab/>8</text:a></text:p>
          <text:p text:style-name="P19"><text:a xlink:type="simple" xlink:href="#__RefHeading__630_2104321074" text:style-name="Index_20_Link" text:visited-style-name="Index_20_Link">About us<text:tab/>8</text:a></text:p>
          <text:p text:style-name="P19"><text:a xlink:type="simple" xlink:href="#__RefHeading__632_2104321074" text:style-name="Index_20_Link" text:visited-style-name="Index_20_Link">Contact<text:tab/>8</text:a></text:p>
          <text:p text:style-name="P19"><text:a xlink:type="simple" xlink:href="#__RefHeading__634_2104321074" text:style-name="Index_20_Link" text:visited-style-name="Index_20_Link">Logos<text:tab/>8</text:a></text:p>
          <text:p text:style-name="P19"><text:a xlink:type="simple" xlink:href="#__RefHeading__636_2104321074" text:style-name="Index_20_Link" text:visited-style-name="Index_20_Link">nightly builds<text:tab/>8</text:a></text:p>
          <text:p text:style-name="P19"><text:a xlink:type="simple" xlink:href="#__RefHeading__638_2104321074" text:style-name="Index_20_Link" text:visited-style-name="Index_20_Link">older versions archive<text:tab/>9</text:a></text:p>
          <text:p text:style-name="P20"><text:a xlink:type="simple" xlink:href="#__RefHeading__640_2104321074" text:style-name="Index_20_Link" text:visited-style-name="Index_20_Link">Demo<text:tab/>9</text:a></text:p>
          <text:p text:style-name="P20"><text:a xlink:type="simple" xlink:href="#__RefHeading__642_2104321074" text:style-name="Index_20_Link" text:visited-style-name="Index_20_Link">Forum<text:tab/>9</text:a></text:p>
        </text:index-body>
      </text:table-of-content>
      <text:h text:style-name="P36"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6" text:outline-level="1"><text:bookmark-start text:name="__RefHeading__596_2104321074"/><text:soft-page-break/>General info<text:bookmark-end text:name="__RefHeading__596_2104321074"/></text:h>
      <text:p text:style-name="P8">All header and footer parts inlcuding the RSS links are manually hardcoded. Also some parts of the sidebar are.</text:p>
      <text:p text:style-name="P5">The site is setup to use Colorbox on linked full images within articles. &lt;code&gt; or &lt;pre&gt; is turned into highlighted code using a jQuery plugin.</text:p>
      <text:p text:style-name="P5"/>
      <text:p text:style-name="P5">The following plugins (italic ones specially made) should be setup:</text:p>
      <text:list xml:id="list8530724539231291358" text:style-name="L1">
        <text:list-item>
          <text:p text:style-name="P40">auto_backup</text:p>
        </text:list-item>
        <text:list-item>
          <text:p text:style-name="P40">class-textobject</text:p>
        </text:list-item>
        <text:list-item>
          <text:p text:style-name="P40">colorbox (images/articles/pages)</text:p>
        </text:list-item>
        <text:list-item>
          <text:p text:style-name="P40">contact_form</text:p>
        </text:list-item>
        <text:list-item>
          <text:p text:style-name="P41">createTSarticles (special dev plugin)</text:p>
        </text:list-item>
        <text:list-item>
          <text:p text:style-name="P40">deprecated_functions (not sure if needed at all)</text:p>
        </text:list-item>
        <text:list-item>
          <text:p text:style-name="P40">downloadList</text:p>
        </text:list-item>
        <text:list-item>
          <text:p text:style-name="P40">hitcounter</text:p>
        </text:list-item>
        <text:list-item>
          <text:p text:style-name="P40">html_meta_tags</text:p>
        </text:list-item>
        <text:list-item>
          <text:p text:style-name="P40">image_album_statistics</text:p>
        </text:list-item>
        <text:list-item>
          <text:p text:style-name="P40">jcarousel_thumb_nav</text:p>
        </text:list-item>
        <text:list-item>
          <text:p text:style-name="P40">multiple_layouts</text:p>
        </text:list-item>
        <text:list-item>
          <text:p text:style-name="P41">PluginNews (special dev plugin)</text:p>
        </text:list-item>
        <text:list-item>
          <text:p text:style-name="P40">rating</text:p>
        </text:list-item>
        <text:list-item>
          <text:p text:style-name="P40">related_items</text:p>
        </text:list-item>
        <text:list-item>
          <text:p text:style-name="P40">slideshow (colorbox mode)</text:p>
        </text:list-item>
        <text:list-item>
          <text:p text:style-name="P40">static_html_cache</text:p>
        </text:list-item>
        <text:list-item>
          <text:p text:style-name="P41">tag_extras_custom_zporg (all this does is keep the author tags out of the tag cloud)</text:p>
        </text:list-item>
        <text:list-item>
          <text:p text:style-name="P40">tag_suggest</text:p>
        </text:list-item>
        <text:list-item>
          <text:p text:style-name="P40">tiny_mce</text:p>
        </text:list-item>
        <text:list-item>
          <text:p text:style-name="P40">tweet_news</text:p>
        </text:list-item>
        <text:list-item>
          <text:p text:style-name="P40">zenpage</text:p>
        </text:list-item>
        <text:list-item>
          <text:p text:style-name="P40">zenphoto_sendmail</text:p>
        </text:list-item>
        <text:list-item>
          <text:p text:style-name="P40">zenphoto_seo</text:p>
        </text:list-item>
        <text:list-item>
          <text:p text:style-name="P41">adclickcounter (special dev plugin)</text:p>
        </text:list-item>
      </text:list>
      <text:p text:style-name="P5"/>
      <text:p text:style-name="P5"/>
      <text:p text:style-name="P5"/>
      <text:h text:style-name="Heading_20_2" text:outline-level="2"><text:bookmark-start text:name="__RefHeading__598_2104321074"/>Customized .htaccess<text:bookmark-end text:name="__RefHeading__598_2104321074"/></text:h>
      <text:p text:style-name="Text_20_body">Our site uses a customized htaccess file to maintain backward compatibility and such:</text:p>
      <text:p text:style-name="Text_20_body">1. After this line:</text:p>
      <text:p text:style-name="P15">RewriteRule<text:tab/>^admin/?$ <text:s text:c="22"/>zp-core/admin.php [R,L]</text:p>
      <text:p text:style-name="Text_20_body">insert these for the old rss links:</text:p>
      <text:p text:style-name="Text_20_body"/>
      <text:p text:style-name="P15">#Rewrite rules for replaced ?RSS-xxx query parameters</text:p>
      <text:p text:style-name="P15"><text:soft-page-break/>RewriteCond %{QUERY_STRING} ^rss-(.*)&amp;</text:p>
      <text:p text:style-name="P15">RewriteRule<text:tab/>^index\.php?$ <text:s text:c="14"/><text:tab/><text:tab/>index.php?rss=%1 [NC,L,QSA,R=301]</text:p>
      <text:p text:style-name="P15">RewriteCond %{QUERY_STRING} ^rss-(.*)$</text:p>
      <text:p text:style-name="P15">RewriteRule<text:tab/>^index\.php?$ <text:s text:c="14"/><text:tab/><text:tab/>index.php?rss=%1 [NC,L,QSA,R=301]</text:p>
      <text:p text:style-name="Text_20_body"/>
      <text:p text:style-name="Text_20_body"><text:s/>2. After these rules:</text:p>
      <text:p text:style-name="P15">RewriteCond %{REQUEST_FILENAME} -d</text:p>
      <text:p text:style-name="P15">RewriteRule ^albums/?(.+/?)?$ $1 [R=301,L]</text:p>
      <text:p text:style-name="Text_20_body">this extra ones needs to be inserted:</text:p>
      <text:p text:style-name="P15">#New rewrite rule need as /trac is not a real directory which conflicts otherwise with ZPs own rewrite rules</text:p>
      <text:p text:style-name="P15">RewriteCond %{REQUEST_URI} /trac</text:p>
      <text:p text:style-name="P15"># RewriteCond %{REQUEST_URI} /trac[/]{0,1}/$</text:p>
      <text:p text:style-name="P15">RewriteRule ^.*$ - [L]</text:p>
      <text:p text:style-name="P15"/>
      <text:p text:style-name="Text_20_body">After the line „put no rules before this line“ insert:</text:p>
      <text:p text:style-name="P15">###########################################</text:p>
      <text:p text:style-name="P15">#Rewrite rules for outdated Wordpress links</text:p>
      <text:p text:style-name="P15">###########################################</text:p>
      <text:p text:style-name="P15"/>
      <text:p text:style-name="P15">RewriteRule<text:tab/>^category/News/feed/ <text:s text:c="17"/><text:tab/>index.php?rss-news&amp;withimages [L,R=301]</text:p>
      <text:p text:style-name="P15"/>
      <text:p text:style-name="P15">#direct ones for hte WP pages we use - could not figure out a general one somehow</text:p>
      <text:p text:style-name="P15">RewriteRule<text:tab/>^about-us<text:tab/><text:tab/><text:tab/><text:tab/><text:tab/><text:tab/>pages/about-us [L,R=301]</text:p>
      <text:p text:style-name="P15">RewriteRule<text:tab/>^contact<text:tab/><text:tab/><text:tab/><text:tab/><text:tab/><text:tab/>pages/contact [L,R=301]</text:p>
      <text:p text:style-name="P15">RewriteRule<text:tab/>^licenses<text:tab/><text:tab/><text:tab/><text:tab/><text:tab/><text:tab/>pages/licenses [L,R=301]</text:p>
      <text:p text:style-name="P15">RewriteRule<text:tab/>^privacy<text:tab/><text:tab/><text:tab/><text:tab/><text:tab/><text:tab/>pages/privacy[L,R=301]</text:p>
      <text:p text:style-name="P15">RewriteRule<text:tab/>^get-involved<text:tab/><text:tab/><text:tab/><text:tab/><text:tab/><text:tab/>pages/get-involved [L,R=301]</text:p>
      <text:p text:style-name="P15">RewriteRule<text:tab/>^category/(.*)/page/([0-9]+)?/$<text:tab/><text:tab/><text:tab/>news/category/$1/$2 [L,R=301]</text:p>
      <text:p text:style-name="P15">RewriteRule<text:tab/>^category/(.*)?/$<text:tab/><text:tab/><text:tab/><text:tab/><text:tab/>news/category/$1 [L,R=301]</text:p>
      <text:p text:style-name="P15">RewriteRule<text:tab/>^([0-9]+)/([0-9]+)/(.*)?/$<text:tab/><text:tab/><text:tab/><text:tab/>news/$3 [L,R=301]</text:p>
      <text:p text:style-name="P15"/>
      <text:p text:style-name="P15">#rewrite rule for zp subfolder</text:p>
      <text:p text:style-name="P15">RewriteRule<text:tab/>^zp/(.*)/?$<text:tab/><text:tab/><text:tab/><text:tab/><text:tab/><text:tab/><text:tab/>$1[L,R=301]</text:p>
      <text:p text:style-name="P15"><text:soft-page-break/>RewriteRule<text:tab/>^news/troubleshooting-zenphoto/?$<text:tab/><text:tab/>news/troubleshooting-guide$1[L,R=301]</text:p>
      <text:p text:style-name="P15">RewriteRule<text:tab/>^news/troubleshooting-zenpage/?$<text:tab/>news/troubleshooting-guide$1 [L,R=301]</text:p>
      <text:p text:style-name="Text_20_body"/>
      <text:p text:style-name="P12"/>
      <text:h text:style-name="Heading_20_2" text:outline-level="2"><text:bookmark-start text:name="__RefHeading__600_2104321074"/>Site headline structure<text:bookmark-end text:name="__RefHeading__600_2104321074"/></text:h>
      <text:p text:style-name="P5">&lt;h1&gt; headline is the logo/site name</text:p>
      <text:p text:style-name="P5">&lt;h2&gt; the current section</text:p>
      <text:p text:style-name="P5">&lt;h3&gt; title of an entry</text:p>
      <text:p text:style-name="P5"/>
      <text:p text:style-name="P5">That leaves h4-h6 to be used within entries. </text:p>
      <text:p text:style-name="P5"/>
      <text:h text:style-name="Heading_20_2" text:outline-level="2"><text:bookmark-start text:name="__RefHeading__602_2104321074"/>Social network publishing<text:bookmark-end text:name="__RefHeading__602_2104321074"/></text:h>
      <text:p text:style-name="P5">If you publish any item the first time don't forget to check the “Tweet me” check box on the item's admin page so our Twitter account gets it automatically</text:p>
      <text:p text:style-name="P5"/>
      <text:p text:style-name="P5">Facebook page should be updated by RSS automatically (news only), Google+ sadly needs to be managed manually.</text:p>
      <text:h text:style-name="P36" text:outline-level="1"><text:bookmark-start text:name="__RefHeading__604_2104321074"/>Download<text:bookmark-end text:name="__RefHeading__604_2104321074"/></text:h>
      <text:p text:style-name="P8">This is the index.php of the theme. The following parts are NOT hardcoded in the page:</text:p>
      <text:list xml:id="list541746713527260968" text:style-name="L2">
        <text:list-item>
          <text:p text:style-name="P25"><text:span text:style-name="T10">Download links </text:span><text:s/>are tied to the titlelink of the latest entry in the “release” news category. The link generates a <text:span text:style-name="T1">&lt;titlelink&gt;.zip/.tar.gz</text:span> download link to the google code page. So it is important the release post titlelinks always follow “zenphoto-1.4.2” </text:p>
        </text:list-item>
        <text:list-item>
          <text:p text:style-name="P25">The t<text:span text:style-name="T10">hree boxes for latest theme, screenshots and showcase</text:span> are generated using the image_album_statistics plugin.</text:p>
        </text:list-item>
        <text:list-item>
          <text:p text:style-name="P25">The <text:span text:style-name="T10">latest news</text:span> are generated via getLatestNews() of Zenpage</text:p>
        </text:list-item>
      </text:list>
      <text:p text:style-name="P3"/>
      <text:h text:style-name="P36" text:outline-level="1"><text:bookmark-start text:name="__RefHeading__606_2104321074"/>The news category sections: News/User guide/Extensions<text:bookmark-end text:name="__RefHeading__606_2104321074"/></text:h>
      <text:p text:style-name="P3">Generally we have three main news categories:</text:p>
      <text:p text:style-name="P3"/>
      <text:p text:style-name="P3"><text:span text:style-name="T10">IMPORTANT NOTE:</text:span> <text:span text:style-name="T2">An article should always be in one of the three main categories news, user guide or extensions (and/or one or more of its sub categories naturally), never on more than one! </text:span></text:p>
      <text:p text:style-name="P7">The main navigation is setup so the navigation entry is highlighted even on the single article page so you always see in which section you are. This also generates the main headline of the section above the article. </text:p>
      <text:p text:style-name="P7">If you assign it to more than one, that will result in confusion for our visitors.</text:p>
      <text:p text:style-name="P7"/>
      <text:h text:style-name="P37" text:outline-level="2"><text:bookmark-start text:name="__RefHeading__608_2104321074"/><text:soft-page-break/>News<text:bookmark-end text:name="__RefHeading__608_2104321074"/></text:h>
      <text:p text:style-name="P8">This menu entry is actually not the main category “news” but the general Zenpage “news” page for all news from all categories and is setup to use the “latest images by albums” CombiNews mode linking to the image page. So it is the center of all news around Zenphoto. That way we don't need to post manually if anything is added on any part of the site (like new themes etc).</text:p>
      <text:p text:style-name="P8">The actual main category „news“ is to be used for all general news like releases, changelog, annoucnments or similar. It has no own naviagtion entry.</text:p>
      <text:p text:style-name="P8"><text:span text:style-name="T10">NOTE:</text:span> <text:span text:style-name="T1">The news section is listed by date alphabetically.</text:span></text:p>
      <text:h text:style-name="P37" text:outline-level="2"><text:bookmark-start text:name="__RefHeading__610_2104321074"/>User guide<text:bookmark-end text:name="__RefHeading__610_2104321074"/></text:h>
      <text:p text:style-name="P8">This is the category for all FAQ, tutorials and else. All that is not a script or other tool bascially.</text:p>
      <text:p text:style-name="P8">All articles in this get the CC license box at the bottom automatically.</text:p>
      <text:p text:style-name="P9"/>
      <text:p text:style-name="P9">Sub category “troubleshooting”</text:p>
      <text:p text:style-name="P13"><text:span text:style-name="T5">This is a special category as it and its sub categories are unpublished, the articles within and only within these are published. The overview article </text:span><text:a xlink:type="simple" xlink:href="http://www.zenphoto.org/news/troubleshooting-guide">http://www.zenphoto.org/news/troubleshooting-guide</text:a><text:span text:style-name="T5"> is generated from that using a special script within codeblock 1.</text:span></text:p>
      <text:p text:style-name="P9"/>
      <text:p text:style-name="P8"><text:span text:style-name="T10">NOTE:</text:span> <text:span text:style-name="T1">The news section is listed alphabetically.</text:span></text:p>
      <text:h text:style-name="P37" text:outline-level="2"><text:bookmark-start text:name="__RefHeading__612_2104321074"/>Extensions <text:bookmark-end text:name="__RefHeading__612_2104321074"/></text:h>
      <text:p text:style-name="P3">This is the category for all plugin entries or other scripts that are actually programmed.</text:p>
      <text:p text:style-name="P3">An extensions entry must always be at least in these two categories, all other as optional to refine what the extension is about:</text:p>
      <text:list xml:id="list3742830460882905154" text:style-name="L3">
        <text:list-item>
          <text:p text:style-name="P42"><text:span text:style-name="T10">“officially supported”</text:span>: These generate a link to the documentation on <text:a xlink:type="simple" xlink:href="http://www.zenphoto.org/documentation">www.zenphoto.org/documentation</text:a> automacially based on the titlelink. So the titlelink MUST always be the same as the actual plugin file. The link is stored in the “custom field”</text:p>
        </text:list-item>
        <text:list-item>
          <text:p text:style-name="P42"><text:span text:style-name="T10">“unsupported”</text:span>: here we have three differences:</text:p>
        </text:list-item>
      </text:list>
      <text:list xml:id="list5275143829330941663" text:style-name="L4">
        <text:list-item>
          <text:list>
            <text:list-item>
              <text:p text:style-name="P47"><text:span text:style-name="T8">unsupported but hosted on GitHub plugins:</text:span><text:span text:style-name="T5"> <text:line-break/>Those either extensions by us we don't ship with the release for some reason or older 3</text:span><text:span text:style-name="T12">rd</text:span><text:span text:style-name="T5"> party abandoned ones we just choose to host as they might still be valuable to some. <text:line-break/>Those are in the “unsupported” sub category </text:span><text:span text:style-name="T8">“unsupported-plugin-github”</text:span><text:span text:style-name="T5"> assigned which tells the site to <text:s/>generate a download link to </text:span><text:a xlink:type="simple" xlink:href="https://github.com/zenphoto/unsupported/tree/master/plugins/"><text:span text:style-name="T1">https://github.com/zenphoto/unsupported/tree/master/plugins/</text:span></text:a><text:span text:style-name="T1">&lt;titlelink&gt;<text:line-break/></text:span><text:span text:style-name="T13">So the file or folder on GitHub must be the same as the entry titlelink</text:span></text:p>
            </text:list-item>
            <text:list-item>
              <text:p text:style-name="P47"><text:span text:style-name="T14">unsupported misc that are no real plugins</text:span><text:span text:style-name="T13">: <text:line-break/></text:span><text:span text:style-name="T7">Those are in the “unsupported” sub category </text:span><text:span text:style-name="T8">“unsupported-misc-github”</text:span><text:span text:style-name="T7"> assigned which tells the site to <text:s/>generate a download link to</text:span><text:span text:style-name="T6"> </text:span><text:a xlink:type="simple" xlink:href="https://github.com/zenphoto/unsupported/tree/master/plugins/"><text:span text:style-name="T1">https://github.com/zenphoto/unsupported/tree/master/plugins/</text:span></text:a><text:span text:style-name="T1">&lt;titlelink&gt;<text:line-break/></text:span><text:span text:style-name="T13">So the file or folder on GitHub must be the same as the entry titlelink</text:span></text:p>
            </text:list-item>
            <text:list-item>
              <text:p text:style-name="P43"><text:span text:style-name="T10">unsupported and third party plugins hosted by their authors:</text:span> <text:line-break/>These contain the full URL to the site of its author where you get more info and <text:soft-page-break/>can download it within the custom data field. These should be in the “unsupported sub category <text:span text:style-name="T10">“unsupported-plugin-selfhosted”</text:span> (this should never be a direct download link if possible). </text:p>
            </text:list-item>
            <text:list-item>
              <text:p text:style-name="P43"><text:span text:style-name="T14">Abandoned plugins:<text:line-break/></text:span><text:span text:style-name="T15">These will be mostly the selfhosted ones and</text:span><text:span text:style-name="T16"> should be marked with the tag </text:span><text:span text:style-name="T4">“extension-abandoned”</text:span><text:span text:style-name="T16">. Then they get an extra icon similar to the abandoned themes.</text:span></text:p>
            </text:list-item>
          </text:list>
        </text:list-item>
      </text:list>
      <text:p text:style-name="P3"/>
      <text:p text:style-name="P4">Author tag</text:p>
      <text:p text:style-name="P3">Each author is assigned by a tag like <text:span text:style-name="T1">“author_&lt;author screen name&gt;”</text:span> (the screen name used on the forum bascially)</text:p>
      <text:p text:style-name="P3"/>
      <text:p text:style-name="P8"><text:span text:style-name="T10">NOTE:</text:span> <text:span text:style-name="T1">The news section is listed alphabetically.</text:span></text:p>
      <text:h text:style-name="P36" text:outline-level="1"><text:bookmark-start text:name="__RefHeading__614_2104321074"/>The main albums: Screenshots, Themes, Showcase<text:bookmark-end text:name="__RefHeading__614_2104321074"/></text:h>
      <text:p text:style-name="P3">These albums are normally published including their contents. Since these were done before the multiple_layouts plugin the theme files (for other parts of the site) contains some checks and switches. It is on my list to change that for better overview but has no priority.</text:p>
      <text:h text:style-name="P37" text:outline-level="2"><text:bookmark-start text:name="__RefHeading__616_2104321074"/>Screenshots<text:bookmark-end text:name="__RefHeading__616_2104321074"/></text:h>
      <text:p text:style-name="P8">This is the album we store obviously the screenshots and also as textobjects in a sub album the screencasts. Those are videos found on Youtube, Vimeo or others video services.</text:p>
      <text:p text:style-name="P8">We always have as the first the screenshots of the current release (only change on 1.x.x releases), as second the screencasts. “legacy-admin” stores all older screenshots and “zenphoto-site-legacy” screenshots from older sites. For historical purposes...;-)</text:p>
      <text:p text:style-name="P8">The albums are setup to start with the first image, unless there are sub albums.</text:p>
      <text:h text:style-name="P37" text:outline-level="2"><text:bookmark-start text:name="__RefHeading__618_2104321074"/>Themes („theme“ only because of the „themes“ folder!)<text:bookmark-end text:name="__RefHeading__618_2104321074"/></text:h>
      <text:p text:style-name="P8">This contains theme entries represented by an album with screenshots of the theme. The theme albums are linked to the first image directly (the album page is setup as well though).</text:p>
      <text:p text:style-name="P9">Theme status</text:p>
      <text:p text:style-name="P8">There is one official status and four for 3rd party themes using these tags:</text:p>
      <text:list xml:id="list4762161427999239669" text:style-name="L5">
        <text:list-item>
          <text:p text:style-name="P26">theme-officially-supported</text:p>
        </text:list-item>
        <text:list-item>
          <text:p text:style-name="P26">theme-compatible</text:p>
        </text:list-item>
        <text:list-item>
          <text:p text:style-name="P26">theme-partly-compatible</text:p>
        </text:list-item>
        <text:list-item>
          <text:p text:style-name="P26">theme-not-compatible</text:p>
        </text:list-item>
        <text:list-item>
          <text:p text:style-name="P26">theme-abandoned</text:p>
        </text:list-item>
      </text:list>
      <text:p text:style-name="P8">Each album must have assigned one of these tags and one only.</text:p>
      <text:p text:style-name="P8"/>
      <text:p text:style-name="P9">Theme text</text:p>
      <text:p text:style-name="P10">The album descriptions is used.</text:p>
      <text:p text:style-name="P9"><text:soft-page-break/></text:p>
      <text:p text:style-name="P9">Download link</text:p>
      <text:p text:style-name="P8">All except 1. contain the link to the author's site for more info and download within the albums's „location“ field. </text:p>
      <text:p text:style-name="Standard"><text:span text:style-name="T5">If it is one of the older abandoned 3rd party themes we choose to host the album has the tag “hosted_theme” assigned. This generates a download link to </text:span><text:span text:style-name="T6">https://github.com/zenphoto/unsupported/tree/master/themes/&lt;albumname without parent “theme”, e.g andreyphoto&gt;</text:span></text:p>
      <text:p text:style-name="P9"/>
      <text:p text:style-name="P9">Author tag</text:p>
      <text:p text:style-name="P12">Each author is assigned by a tag like “author_&lt;author screen name&gt;” (what the author uses on the forum himself)</text:p>
      <text:p text:style-name="P4"/>
      <text:p text:style-name="P9">Layout specific plugins supported</text:p>
      <text:p text:style-name="P6">The list is generated by special tags „pluginsupport_&lt;plugin name/titlelink of entry&gt;“</text:p>
      <text:p text:style-name="P6">No need to assign general plugins like filters that generally should work with all properly setup themes.</text:p>
      <text:h text:style-name="P37" text:outline-level="2"><text:bookmark-start text:name="__RefHeading__620_2104321074"/>Showcase<text:bookmark-end text:name="__RefHeading__620_2104321074"/></text:h>
      <text:p text:style-name="P8">Each entry is simply an image within this album. This the only main album to actually show the thumbnails of its images directly. The site's link is normally placed within the image's description field.</text:p>
      <text:p text:style-name="P8"/>
      <text:p text:style-name="P8">To give our users and especially new visitors a guide about the showcase sites we tag them with the following tags (each entry only one!):</text:p>
      <text:list xml:id="list6405012776320657333" text:style-name="L6">
        <text:list-item>
          <text:p text:style-name="P48">showcase_partly-zenphoto: <text:span text:style-name="T1">For </text:span><text:span text:style-name="T4">all sites that use ZP as the gallery only or use additionally static pages that are neither custom theme pages or Zenpage pages.</text:span></text:p>
        </text:list-item>
        <text:list-item>
          <text:p text:style-name="P48">showcase_zenphoto-only:<text:span text:style-name="T1"> Sometimes there are pure gallery sites without any extra pages</text:span></text:p>
        </text:list-item>
        <text:list-item>
          <text:p text:style-name="P48">showcase_zenphoto-with-zenpage-cms-plugin: <text:span text:style-name="T1">The full featured newers sites using only Zenphoto with Zenpage</text:span></text:p>
        </text:list-item>
      </text:list>
      <text:list xml:id="list926282220792542766" text:style-name="L7">
        <text:list-header>
          <text:p text:style-name="P49"/>
        </text:list-header>
      </text:list>
      <text:h text:style-name="P36" text:outline-level="1"><text:bookmark-start text:name="__RefHeading__622_2104321074"/>Special albums: storage, hosting, sponsor badges<text:bookmark-end text:name="__RefHeading__622_2104321074"/></text:h>
      <text:p text:style-name="P8">These albums and all of their subalbums are unpublished while their images are published. This way these contents are kept out of the news section (unless logged in) and more important RSS.</text:p>
      <text:h text:style-name="P37" text:outline-level="2"><text:bookmark-start text:name="__RefHeading__624_2104321074"/>Storage<text:bookmark-end text:name="__RefHeading__624_2104321074"/></text:h>
      <text:p text:style-name="P8">This album does not appear in any naviagtion as it only contains images to be used within articles like for user guide ones. For each article's images generally a subalbum exists for better sorting. </text:p>
      <text:p text:style-name="P8">This also contains the album „logos“ which stores the logos for the page „about us &gt; logos“. See next section „special extra pages“ of this guide.</text:p>
      <text:h text:style-name="P37" text:outline-level="2"><text:bookmark-start text:name="__RefHeading__626_2104321074"/><text:soft-page-break/>Hosting<text:bookmark-end text:name="__RefHeading__626_2104321074"/></text:h>
      <text:p text:style-name="P8">This is an album that contains the five sub albums for each hosting category “platinum”, “palladium, “gold”, “silver“ and “bronze”. These do not contain images unless there are adverstisements. Only for “platinum” and “palladium” placeholders are printed if not all are sold.</text:p>
      <text:p text:style-name="P8">The album itself uses a multiple_layouts plugin special album layout so it does not display the “platinum” category as that is used in the sidebar and download front page only.</text:p>
      <text:p text:style-name="P8">The platinum ads on the forum are Zenphoto controlled and therefore displayed on the forum theme sidebar via the custom theme page “platinum-sponsors.php” within an iFrame.</text:p>
      <text:h text:style-name="Heading_20_3" text:outline-level="3">Counting ad clicks</text:h>
      <text:p text:style-name="P8">We count the clicks on any ad link using jQuery's ajax() function so we get an impression of it ourselves. Any link has/requires a specific class attached so we can directly check it:</text:p>
      <text:list xml:id="list3516512301851471915" text:style-name="L8">
        <text:list-item>
          <text:p text:style-name="P34">platinum → platinum-ad</text:p>
        </text:list-item>
        <text:list-item>
          <text:p text:style-name="P34">palladium → palladium-ad</text:p>
        </text:list-item>
        <text:list-item>
          <text:p text:style-name="P34">gold → gold-ad</text:p>
        </text:list-item>
        <text:list-item>
          <text:p text:style-name="P34">silver → silver-ad</text:p>
        </text:list-item>
        <text:list-item>
          <text:p text:style-name="P35">bronze → bronze-ad</text:p>
        </text:list-item>
      </text:list>
      <text:p text:style-name="P23">The click is stored in the plugin_storage table as follows:</text:p>
      <text:p text:style-name="P23">type = adclickcount</text:p>
      <text:p text:style-name="P23">aux = yyyy-mm - &lt;class name as above&gt; - &lt;link url&gt;</text:p>
      <text:p text:style-name="P23">data = &lt;count&gt;</text:p>
      <text:h text:style-name="Heading_20_3" text:outline-level="3">Setting up an advertisement</text:h>
      <text:p text:style-name="Text_20_body"/>
      <text:p text:style-name="P22">Image ads</text:p>
      <text:p text:style-name="P21">You just upload the image into the category chosen. Then view the image entry on the backend and give it the title of the advertiser unless he requested something specific. </text:p>
      <text:p text:style-name="P21">The url to link to is entered in the custom data field of the image. The image in then wrapped with this link and a specific class so we can count the clicks for our own records. </text:p>
      <text:p text:style-name="P21"/>
      <text:p text:style-name="P22">plain html text ads</text:p>
      <text:p text:style-name="P21">These make use of the text-object plugin. Therefore you upload a .txt file into the album that contains the html. Some examples how to do this using inline css are listed on the advertise page (/pages/adverstise).</text:p>
      <text:p text:style-name="P22">Important: <text:span text:style-name="T4">Any link – there might be several - in this ad needs to have a specific class of its category for the click counter as noted above!</text:span></text:p>
      <text:p text:style-name="P21"/>
      <text:p text:style-name="P16">plain html text ads</text:p>
      <text:p text:style-name="P14"><text:soft-page-break/>Would need to be done the same way like plain html ads but has not been specifially setup (storage of possible images for example)</text:p>
      <text:p text:style-name="P14"/>
      <text:p text:style-name="P14"/>
      <text:p text:style-name="P17"/>
      <text:p text:style-name="P8"/>
      <text:h text:style-name="P36" text:outline-level="1"><text:bookmark-start text:name="__RefHeading__628_2104321074"/>Special Zenpage pages: About us, contact, logos, nightly builds, older versions archive<text:bookmark-end text:name="__RefHeading__628_2104321074"/></text:h>
      <text:h text:style-name="P37" text:outline-level="2"><text:bookmark-start text:name="__RefHeading__630_2104321074"/>About us<text:bookmark-end text:name="__RefHeading__630_2104321074"/></text:h>
      <text:p text:style-name="P8">This uses &lt;?php printSubPagesExcerpts(); ?&gt; within codeblock 1 for the sub page list.</text:p>
      <text:h text:style-name="P37" text:outline-level="2"><text:bookmark-start text:name="__RefHeading__632_2104321074"/>Contact<text:bookmark-end text:name="__RefHeading__632_2104321074"/></text:h>
      <text:p text:style-name="P8">This uses &lt;?php if(function_exists('printContactForm')) { printContactForm(); } ?&gt; in codeblock 1. The contact form texts are not used but in the page content for directer editing.</text:p>
      <text:h text:style-name="Heading_20_2" text:outline-level="2"><text:span text:style-name="T18">Zenphoto team <text:s/>/ Former contributors and developers </text:span></text:h>
      <text:p text:style-name="P32"><text:span text:style-name="T18">See → </text:span><text:span text:style-name="T11">Contributor page and Author/Developer profile pages</text:span></text:p>
      <text:h text:style-name="P37" text:outline-level="2"><text:bookmark-start text:name="__RefHeading__634_2104321074"/>Logos<text:bookmark-end text:name="__RefHeading__634_2104321074"/></text:h>
      <text:p text:style-name="P8">This page uses a special theme function &lt;?php zp_Logodownloads(); ?&gt; to print the logo download list (could have been just the album but well it is now that way).</text:p>
      <text:h text:style-name="P37" text:outline-level="2"><text:bookmark-start text:name="__RefHeading__636_2104321074"/>nightly builds<text:bookmark-end text:name="__RefHeading__636_2104321074"/></text:h>
      <text:p text:style-name="P8">This uses </text:p>
      <text:p text:style-name="P8">&lt;?php if(function_exists("printDownloadlist")) {</text:p>
      <text:p text:style-name="P8">printDownloadlist('files/nightly','ul',array(),'html');</text:p>
      <text:p text:style-name="P8">} ?&gt;</text:p>
      <text:h text:style-name="P37" text:outline-level="2"><text:bookmark-start text:name="__RefHeading__638_2104321074"/>older versions archive<text:bookmark-end text:name="__RefHeading__638_2104321074"/></text:h>
      <text:p text:style-name="P8">This uses </text:p>
      <text:p text:style-name="P8">&lt;?php if(function_exists("printDownloadlist")) { printDownloadlist('files','ol',array('LATESTVERSION','nightly','old'),'html,pdf');</text:p>
      <text:p text:style-name="P11">} ?&gt; </text:p>
      <text:p text:style-name="P11">in codeblock 1 for the download list.</text:p>
      <text:p text:style-name="P3">-------------</text:p>
      <text:h text:style-name="P36" text:outline-level="1"><text:bookmark-start text:name="__RefHeading__640_2104321074"/><text:soft-page-break/>Demo<text:bookmark-end text:name="__RefHeading__640_2104321074"/></text:h>
      <text:p text:style-name="P3">This obviously is a separate Zenphoto install and not directly related to the actual website.</text:p>
      <text:p text:style-name="P3"/>
      <text:h text:style-name="P36" text:outline-level="1"><text:bookmark-start text:name="__RefHeading__642_2104321074"/>Forum<text:bookmark-end text:name="__RefHeading__642_2104321074"/></text:h>
      <text:p text:style-name="P8">The forum is also separated and uses a completely independent theme to match the main site layout. So all changes on header or footer need to be made in that theme as well.</text:p>
      <text:p text:style-name="P8"/>
      <text:h text:style-name="P36" text:outline-level="1"><text:span text:style-name="T18">Contributor page and Author/Developer profile pages</text:span></text:h>
      <text:p text:style-name="P27"><text:span text:style-name="T18">All profile pages MUST be a first sublevel page of the „contributors“ page.</text:span></text:p>
      <text:p text:style-name="P27"><text:span text:style-name="T18">The contributors page uses a special page template for the multiple layouts plugin named „pages_author.php“. </text:span><text:span text:style-name="T11">This must be assigned and inherited by all sub pages.</text:span><text:span text:style-name="T18"> This prints the subpages as a list using a function built into this template.</text:span></text:p>
      <text:h text:style-name="P37" text:outline-level="2"><text:span text:style-name="T18">Setting up a profile page</text:span></text:h>
      <text:p text:style-name="P28"><text:span text:style-name="T19">The titlelink of the page must be the same as the last part of the author tag:</text:span></text:p>
      <text:list xml:id="list7214319962434757562" text:style-name="L11">
        <text:list-item>
          <text:p text:style-name="P29"><text:span text:style-name="T19">titlelink → sbillard</text:span></text:p>
        </text:list-item>
        <text:list-item>
          <text:p text:style-name="P33"><text:span text:style-name="T9">author tag → author_sbillard</text:span></text:p>
          <text:p text:style-name="P33"><text:span text:style-name="T9"/></text:p>
        </text:list-item>
      </text:list>
      <text:p text:style-name="P28"><text:span text:style-name="T19">The author tag is assigned to the items the author developed or contributed to (see below).</text:span></text:p>
      <text:p text:style-name="P28"><text:span text:style-name="T19">The last part of the tag is generally the alias the user appeared first (forum or GitHub). If known and wanted by the author the title is that real name. In the list it is printed if both are not the same as “title (titlelink)”.</text:span></text:p>
      <text:p text:style-name="P28"><text:span text:style-name="T19"/></text:p>
      <text:p text:style-name="P27"><text:span text:style-name="T18">We divide into three categories of contributors:</text:span></text:p>
      <text:list xml:id="list8195601998118509378" text:style-name="L14">
        <text:list-item>
          <text:p text:style-name="P30"><text:span text:style-name="T18">Official team members</text:span></text:p>
        </text:list-item>
        <text:list-item>
          <text:p text:style-name="P30"><text:span text:style-name="T18">Former official team members</text:span></text:p>
        </text:list-item>
        <text:list-item>
          <text:p text:style-name="P30"><text:span text:style-name="T18">Contributors (Third party)</text:span></text:p>
        </text:list-item>
      </text:list>
      <text:p text:style-name="P28"><text:span text:style-name="T18"/></text:p>
      <text:p text:style-name="P27"><text:span text:style-name="T18">These are determined by tagging the page with a </text:span><text:span text:style-name="T19">specific </text:span><text:span text:style-name="T18">set of tags </text:span><text:span text:style-name="T19">with the prefix „zp_“</text:span><text:span text:style-name="T18">. Each page must have at least one tag as highlighted and described below:</text:span></text:p>
      <text:list xml:id="list3649398997375946951" text:style-name="L13">
        <text:list-item>
          <text:p text:style-name="P31">zp_assistant-developer</text:p>
        </text:list-item>
        <text:list-item>
          <text:p text:style-name="P31">zp_chief-developer</text:p>
        </text:list-item>
        <text:list-item>
          <text:p text:style-name="P31">zp_chinese-translator</text:p>
        </text:list-item>
        <text:list-item>
          <text:p text:style-name="P31"><text:span text:style-name="T10">zp_contributor </text:span><text:span text:style-name="T3">(third party authors)</text:span></text:p>
        </text:list-item>
        <text:list-item>
          <text:p text:style-name="P31">zp_developer</text:p>
        </text:list-item>
        <text:list-item>
          <text:p text:style-name="P31"><text:soft-page-break/>zp_dutch-translator</text:p>
        </text:list-item>
        <text:list-item>
          <text:p text:style-name="P31">zp_facebook</text:p>
        </text:list-item>
        <text:list-item>
          <text:p text:style-name="P31">zp_forum-moderator</text:p>
        </text:list-item>
        <text:list-item>
          <text:p text:style-name="P31">zp_founder</text:p>
        </text:list-item>
        <text:list-item>
          <text:p text:style-name="P31">zp_french-translator</text:p>
        </text:list-item>
        <text:list-item>
          <text:p text:style-name="P31">zp_german-translator</text:p>
        </text:list-item>
        <text:list-item>
          <text:p text:style-name="P31">zp_google+</text:p>
        </text:list-item>
        <text:list-item>
          <text:p text:style-name="P31">zp_italian-translator</text:p>
        </text:list-item>
        <text:list-item>
          <text:p text:style-name="P31">zp_project-leader</text:p>
        </text:list-item>
        <text:list-item>
          <text:p text:style-name="P31">zp_server-admin</text:p>
        </text:list-item>
        <text:list-item>
          <text:p text:style-name="P31">zp_spanish-translator</text:p>
        </text:list-item>
        <text:list-item>
          <text:p text:style-name="P31"><text:span text:style-name="T10">zp_team-member-former </text:span><text:span text:style-name="T3">(for former official team members)</text:span></text:p>
        </text:list-item>
        <text:list-item>
          <text:p text:style-name="P31">z<text:span text:style-name="T10">p_team-member </text:span><text:span text:style-name="T3">(for active official team members)</text:span></text:p>
        </text:list-item>
        <text:list-item>
          <text:p text:style-name="P31">zp_twitter</text:p>
        </text:list-item>
      </text:list>
      <text:p text:style-name="P3"/>
      <text:p text:style-name="P44"><text:span text:style-name="T18">Active and former team members can have any of the other tags additionally as it fits their „rank“ and/or task. But naturally not one of the other two „category“ tags </text:span><text:span text:style-name="T19">highlighted above.</text:span></text:p>
      <text:p text:style-name="P44"><text:span text:style-name="T18"/></text:p>
      <text:p text:style-name="P45"><text:span text:style-name="T19">Of course further „task“ related tags, e.g. for new translators, can be added as they are needed. Just be sure to have the „zp_“ prefix.</text:span></text:p>
      <text:p text:style-name="P44"><text:span text:style-name="T18"/></text:p>
      <text:p text:style-name="P44"><text:span text:style-name="T18">The lists of contributions are printed automatically by function calls in the page template.</text:span></text:p>
      <text:p text:style-name="P44"><text:span text:style-name="T18">The entries are determined by tags on these kind of items:</text:span></text:p>
      <text:p text:style-name="P44"><text:span text:style-name="T18"/></text:p>
      <text:list xml:id="list6289162267312335534" text:style-name="L10">
        <text:list-item>
          <text:p text:style-name="P46"><text:span text:style-name="T17">Themes</text:span><text:span text:style-name="T18"> (subalbums of the main „theme“ album)</text:span></text:p>
        </text:list-item>
        <text:list-item>
          <text:p text:style-name="P46"><text:span text:style-name="T18">News articles of the extensions category</text:span></text:p>
        </text:list-item>
        <text:list-item>
          <text:p text:style-name="P46"><text:span text:style-name="T18">News articles of the release category (for release specific contributions which are <text:s/>important!)</text:span></text:p>
        </text:list-item>
        <text:list-item>
          <text:p text:style-name="P46"><text:span text:style-name="T18">(In the future maybe: news articles of the user guide category)</text:span></text:p>
        </text:list-item>
      </text:list>
      <text:p text:style-name="P50"><text:span text:style-name="T18"/></text:p>
      <text:h text:style-name="P37" text:outline-level="2"><text:span text:style-name="T19">Pages: Zenphoto team / former contributors and developers</text:span></text:h>
      <text:p text:style-name="P45"><text:span text:style-name="T19">This is a normal page that prints the list of team members via a function call in codeblock 1 and use no special theme page template.</text:span></text:p>
      <text:p text:style-name="P50"><text:span text:style-name="T18"/></text:p>
      <text:p text:style-name="P50"><text:span text:style-name="T11"/></text:p>
      <text:p text:style-name="P50"><text:span text:style-name="T18"/></text:p>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Grande1" svg:font-family="LucidaGrande" style:font-family-generic="roman"/>
    <style:font-face style:name="LucidaGrande" svg:font-family="Lucida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start" style:justify-single-word="false"/>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Zenphoto.org Website Guide</text:span> <text:span text:style-name="MT1">– Page </text:span><text:span text:style-name="MT1"><text:page-number text:select-page="current">8</text:page-number></text:span><text:span text:style-name="MT1">/</text:span><text:span text:style-name="MT1"><text:page-count>11</text:page-count></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6T11:05:02</meta:creation-date>
    <meta:generator>LibreOffice/4.0.0.3$MacOSX_x86 LibreOffice_project/53fd80e80f44edd735c18dbc5b6cde811e0a15c</meta:generator>
    <dc:date>2013-03-30T22:08:52</dc:date>
    <meta:editing-duration>PT1H29M44S</meta:editing-duration>
    <meta:editing-cycles>28</meta:editing-cycles>
    <meta:document-statistic meta:table-count="0" meta:image-count="0" meta:object-count="0" meta:page-count="11" meta:paragraph-count="263" meta:word-count="2659" meta:character-count="17232" meta:non-whitespace-character-count="14771"/>
  </office:meta>
</office:document-meta>
</file>